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c3c" officeooo:paragraph-rsid="001f3c3c"/>
    </style:style>
    <style:style style:name="P2" style:family="paragraph" style:parent-style-name="Standard">
      <style:text-properties officeooo:rsid="001f6416" officeooo:paragraph-rsid="001f6416"/>
    </style:style>
    <style:style style:name="P3" style:family="paragraph" style:parent-style-name="Standard">
      <style:text-properties officeooo:rsid="0025d176" officeooo:paragraph-rsid="0025d176"/>
    </style:style>
    <style:style style:name="P4" style:family="paragraph" style:parent-style-name="Standard" style:list-style-name="L1">
      <style:text-properties officeooo:rsid="001f3c3c" officeooo:paragraph-rsid="001f3c3c"/>
    </style:style>
    <style:style style:name="P5" style:family="paragraph" style:parent-style-name="Standard">
      <style:text-properties officeooo:rsid="001f3c3c" officeooo:paragraph-rsid="001f3c3c"/>
    </style:style>
    <style:style style:name="P6" style:family="paragraph" style:parent-style-name="Standard" style:list-style-name="L1">
      <style:text-properties officeooo:rsid="0024fbe7" officeooo:paragraph-rsid="0024fbe7"/>
    </style:style>
    <style:style style:name="P7" style:family="paragraph" style:parent-style-name="Standard" style:list-style-name="L1">
      <style:text-properties officeooo:rsid="002ae5a2" officeooo:paragraph-rsid="002ae5a2"/>
    </style:style>
    <style:style style:name="P8" style:family="paragraph" style:parent-style-name="Standard" style:list-style-name="L1">
      <style:text-properties officeooo:rsid="002c16bc" officeooo:paragraph-rsid="002c16bc"/>
    </style:style>
    <style:style style:name="P9" style:family="paragraph" style:parent-style-name="Standard" style:list-style-name="L2">
      <style:text-properties officeooo:rsid="002301f0" officeooo:paragraph-rsid="002301f0"/>
    </style:style>
    <style:style style:name="P10" style:family="paragraph" style:parent-style-name="Standard" style:list-style-name="L2">
      <style:text-properties officeooo:rsid="001f6416" officeooo:paragraph-rsid="001f6416"/>
    </style:style>
    <style:style style:name="P11" style:family="paragraph" style:parent-style-name="Standard">
      <style:text-properties officeooo:rsid="001f6416" officeooo:paragraph-rsid="001f6416"/>
    </style:style>
    <style:style style:name="P12" style:family="paragraph" style:parent-style-name="Standard" style:list-style-name="L2">
      <style:text-properties officeooo:rsid="00215d23" officeooo:paragraph-rsid="00215d23"/>
    </style:style>
    <style:style style:name="P13" style:family="paragraph" style:parent-style-name="Standard">
      <style:text-properties officeooo:rsid="0025d176" officeooo:paragraph-rsid="0025d176"/>
    </style:style>
    <style:style style:name="P14" style:family="paragraph" style:parent-style-name="Standard" style:list-style-name="L4">
      <style:text-properties officeooo:rsid="0025d176" officeooo:paragraph-rsid="0025d176"/>
    </style:style>
    <style:style style:name="P15" style:family="paragraph" style:parent-style-name="Standard" style:list-style-name="L1">
      <style:text-properties officeooo:rsid="002d72f7" officeooo:paragraph-rsid="002d72f7"/>
    </style:style>
    <style:style style:name="P16" style:family="paragraph" style:parent-style-name="Standard">
      <style:text-properties officeooo:rsid="002d72f7" officeooo:paragraph-rsid="002d72f7"/>
    </style:style>
    <style:style style:name="P17" style:family="paragraph" style:parent-style-name="Standard" style:list-style-name="L1">
      <style:text-properties officeooo:rsid="002f8006" officeooo:paragraph-rsid="002f8006"/>
    </style:style>
    <style:style style:name="T1" style:family="text">
      <style:text-properties officeooo:rsid="00215d23"/>
    </style:style>
    <style:style style:name="T2" style:family="text">
      <style:text-properties officeooo:rsid="0025d176"/>
    </style:style>
    <style:style style:name="T3" style:family="text">
      <style:text-properties officeooo:rsid="00267dd1"/>
    </style:style>
    <style:style style:name="T4" style:family="text">
      <style:text-properties officeooo:rsid="0028f171"/>
    </style:style>
    <style:style style:name="T5" style:family="text">
      <style:text-properties officeooo:rsid="002f8006"/>
    </style:style>
    <style:style style:name="T6" style:family="text">
      <style:text-properties officeooo:rsid="00267dd1" fo:background-color="#ffff00" loext:char-shading-value="0"/>
    </style:style>
    <style:style style:name="T7" style:family="text">
      <style:text-properties officeooo:rsid="00267dd1" fo:background-color="#ffff00" loext:char-shading-value="0"/>
    </style:style>
    <style:style style:name="T8" style:family="text">
      <style:text-properties officeooo:rsid="0028f171" fo:background-color="#ffff00" loext:char-shading-value="0"/>
    </style:style>
    <style:style style:name="T9" style:family="text">
      <style:text-properties officeooo:rsid="0028f171" fo:background-color="#ffff00" loext:char-shading-value="0"/>
    </style:style>
    <style:style style:name="T10" style:family="text">
      <style:text-properties officeooo:rsid="0031079c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</text:p>
      <text:p text:style-name="P1"/>
      <text:p text:style-name="P1">Qfield.md</text:p>
      <text:p text:style-name="P1"/>
      <text:list xml:id="list3917079809" text:style-name="L1">
        <text:list-item>
          <text:p text:style-name="P4">about us → ivan and mario, pictures</text:p>
        </text:list-item>
        <text:list-item>
          <text:p text:style-name="P4">about us + slide with opengis logo and page</text:p>
        </text:list-item>
        <text:list-item>
          <text:p text:style-name="P17">create pdf qfield presentation slides</text:p>
        </text:list-item>
        <text:list-item>
          <text:p text:style-name="P4">page nr</text:p>
        </text:list-item>
        <text:list-item>
          <text:p text:style-name="P6"><text:span text:style-name="T2">QField v</text:span>ersion → <text:span text:style-name="T5">picture..</text:span></text:p>
        </text:list-item>
        <text:list-item>
          <text:p text:style-name="P7"><text:span text:style-name="T5">add </text:span>QField Logo </text:p>
        </text:list-item>
        <text:list-item>
          <text:p text:style-name="P8">QFC <text:span text:style-name="T5">slide</text:span> add <text:span text:style-name="T5">nyuki</text:span></text:p>
        </text:list-item>
      </text:list>
      <text:p text:style-name="P16"/>
      <text:p text:style-name="P16"/>
      <text:p text:style-name="P16">prep. </text:p>
      <text:p text:style-name="P16"/>
      <text:list xml:id="list81708345203866" text:continue-numbering="true" text:style-name="L1">
        <text:list-item>
          <text:p text:style-name="P15"><text:span text:style-name="T5">(</text:span>pair device with gnss for demo → <text:span text:style-name="T5">happy rtk, leica)</text:span></text:p>
        </text:list-item>
        <text:list-item>
          <text:p text:style-name="P17"><text:s/></text:p>
        </text:list-item>
      </text:list>
      <text:p text:style-name="P1"/>
      <text:p text:style-name="P1"/>
      <text:p text:style-name="P2">Exercise</text:p>
      <text:p text:style-name="P2"/>
      <text:list xml:id="list3164546227" text:style-name="L2">
        <text:list-item>
          <text:p text:style-name="P9"><text:span text:style-name="T3">(</text:span>add OPENGIS logo<text:span text:style-name="T3">)</text:span></text:p>
        </text:list-item>
        <text:list-item>
          <text:p text:style-name="P9"><text:span text:style-name="T4">(</text:span>add actual date and context<text:span text:style-name="T4">)</text:span></text:p>
        </text:list-item>
        <text:list-item>
          <text:p text:style-name="P10"><text:span text:style-name="T3">(ev. </text:span>printout <text:span text:style-name="T1">exercises for participants</text:span><text:span text:style-name="T3">) <text:s text:c="2"/>/ →</text:span><text:span text:style-name="T7"> </text:span><text:span text:style-name="T9">make a pdf a load to QFC .. ! </text:span><text:span text:style-name="T10">(does this makes sense? <text:s/></text:span></text:p>
          <text:p text:style-name="P12"/>
        </text:list-item>
      </text:list>
      <text:p text:style-name="P2"/>
      <text:p text:style-name="P2"/>
      <text:p text:style-name="P3">project</text:p>
      <text:list xml:id="list2871100468" text:style-name="L4">
        <text:list-item>
          <text:p text:style-name="P14"/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17:14:42.332000000</meta:creation-date>
    <dc:date>2022-08-23T08:17:06.290000000</dc:date>
    <meta:editing-duration>P2DT13H15M19S</meta:editing-duration>
    <meta:editing-cycles>11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19" meta:word-count="92" meta:character-count="434" meta:non-whitespace-character-count="365"/>
  </office:meta>
</office:document-meta>
</file>